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1021" table:default-cell-style-name="ce4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9" office:value-type="string">
            <text:p>Hours Spend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19">
            <text:p>19/01/13</text:p>
          </table:table-cell>
          <table:table-cell table:style-name="ce7" office:value-type="string">
            <text:p>Create a use case Diagram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0">
            <text:p>20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1">
            <text:p>21/01/13</text:p>
          </table:table-cell>
          <table:table-cell table:style-name="ce7" office:value-type="string">
            <text:p>Case Study and Intercation Script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7" office:value-type="string">
            <text:p>Weekly Status Meeting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3">
            <text:p>23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4">
            <text:p>24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5">
            <text:p>25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6">
            <text:p>26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7">
            <text:p>27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8">
            <text:p>28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9">
            <text:p>29/01/13</text:p>
          </table:table-cell>
          <table:table-cell table:style-name="ce7" office:value-type="string">
            <text:p>Test Transaction, Interaction Script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7" office:value-type="string">
            <text:p>Weekly <text:s/>Status Meeting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1">
            <text:p>31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1">
            <text:p>01/02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2">
            <text:p>02/02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2-03">
            <text:p>03/02/13</text:p>
          </table:table-cell>
          <table:table-cell table:style-name="ce7" office:value-type="string">
            <text:p>Vesrion-2 , Test Transactio,Interaction Script, Flow of Even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5">
          <table:table-cell table:style-name="ce3" office:value-type="date" office:date-value="2013-02-04">
            <text:p>04/02/13</text:p>
          </table:table-cell>
          <table:table-cell table:style-name="ce7" office:value-type="string">
            <text:p>StudentProfile.EnrollCourse and Initail setup of project. 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5">
            <text:p>05/02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6">
            <text:p>06/02/13</text:p>
          </table:table-cell>
          <table:table-cell table:style-name="ce7" office:value-type="string">
            <text:p>StudentProfile.CourseEnrollment(coding)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7">
            <text:p>07/02/13</text:p>
          </table:table-cell>
          <table:table-cell table:style-name="ce7" office:value-type="string">
            <text:p>StudentProfile.ShowSubjectInfo(coding)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8">
            <text:p>08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09">
            <text:p>09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10">
            <text:p>10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11">
            <text:p>11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12">
            <text:p>12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13">
            <text:p>13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14">
            <text:p>14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15">
            <text:p>15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16">
            <text:p>16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17">
            <text:p>17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18">
            <text:p>18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19">
            <text:p>19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0">
            <text:p>20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1">
            <text:p>21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2">
            <text:p>22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3">
            <text:p>23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4">
            <text:p>24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5">
            <text:p>25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6">
            <text:p>26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7">
            <text:p>27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8">
            <text:p>28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1">
            <text:p>0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2">
            <text:p>02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3">
            <text:p>03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4">
            <text:p>04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5">
            <text:p>0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6">
            <text:p>0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7">
            <text:p>0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8">
            <text:p>0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9">
            <text:p>0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0">
            <text:p>1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1">
            <text:p>1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2">
            <text:p>12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3">
            <text:p>13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4">
            <text:p>14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5">
            <text:p>1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8">
            <text:p>1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9">
            <text:p>1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0">
            <text:p>2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1">
            <text:p>2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2">
            <text:p>22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3">
            <text:p>23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4" table:number-rows-repeated="14">
          <table:table-cell table:style-name="ce3"/>
          <table:table-cell table:number-columns-repeated="1023"/>
        </table:table-row>
        <table:table-row table:style-name="ro6" table:number-rows-repeated="104842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2-08T01:07:03</dc:date>
    <dc:creator>Pratibind jha</dc:creator>
    <meta:editing-duration>PT8M8S</meta:editing-duration>
    <meta:editing-cycles>9</meta:editing-cycles>
    <meta:generator>LibreOffice/3.5$Linux_x86 LibreOffice_project/350m1$Build-2</meta:generator>
    <meta:document-statistic meta:table-count="3" meta:cell-count="167" meta:object-count="0"/>
  </office:meta>
</office:document-meta>
</file>